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4pt" style:text-underline-style="none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hilanka" fo:font-size="14pt" style:text-underline-style="none" fo:font-weight="normal" officeooo:rsid="00068cb6" officeooo:paragraph-rsid="00068cb6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style:font-name="Chilanka" fo:font-size="14pt" style:text-underline-style="none" fo:font-weight="normal" officeooo:rsid="0006b8fc" officeooo:paragraph-rsid="0006b8f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Chilanka" fo:font-size="14pt" style:text-underline-style="none" fo:font-weight="normal" officeooo:rsid="00074159" officeooo:paragraph-rsid="00074159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text-properties style:font-name="Chilanka" fo:font-size="14pt" style:text-underline-style="none" fo:font-weight="normal" officeooo:rsid="00080f48" officeooo:paragraph-rsid="00080f48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80f48" officeooo:paragraph-rsid="00080f48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text-properties style:font-name="Chilanka" fo:font-size="14pt" style:text-underline-style="none" fo:font-weight="normal" officeooo:rsid="00080f48" officeooo:paragraph-rsid="00080f48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text-properties style:font-name="Chilanka" fo:font-size="14pt" style:text-underline-style="none" fo:font-weight="normal" officeooo:rsid="0009b5c6" officeooo:paragraph-rsid="0009b5c6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Chilanka" fo:font-size="14pt" style:text-underline-style="none" fo:font-weight="normal" officeooo:rsid="0009b5c6" officeooo:paragraph-rsid="0009b5c6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text-properties style:font-name="Chilanka" fo:font-size="14pt" style:text-underline-style="none" fo:font-weight="normal" officeooo:rsid="0009b5c6" officeooo:paragraph-rsid="0009b5c6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Chilanka" fo:font-size="14pt" style:text-underline-style="none" fo:font-weight="normal" officeooo:rsid="000b44d9" officeooo:paragraph-rsid="000b44d9" style:font-size-asian="12.25pt" style:font-weight-asian="normal" style:font-size-complex="14pt" style:font-weight-complex="normal"/>
    </style:style>
    <style:style style:name="P12" style:family="paragraph" style:parent-style-name="Standard" style:list-style-name="L5">
      <style:text-properties style:font-name="Chilanka" fo:font-size="14pt" style:text-underline-style="none" fo:font-weight="normal" officeooo:rsid="000b44d9" officeooo:paragraph-rsid="000b44d9" style:font-size-asian="12.25pt" style:font-weight-asian="normal" style:font-size-complex="14pt" style:font-weight-complex="normal"/>
    </style:style>
    <style:style style:name="P13" style:family="paragraph" style:parent-style-name="Standard" style:list-style-name="L5">
      <style:text-properties style:font-name="Chilanka" fo:font-size="14pt" style:text-underline-style="none" fo:font-weight="normal" officeooo:rsid="000b61c6" officeooo:paragraph-rsid="000b61c6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Chilanka" fo:font-size="14pt" style:text-underline-style="none" fo:font-weight="normal" officeooo:rsid="000b61c6" officeooo:paragraph-rsid="000b61c6" style:font-size-asian="12.25pt" style:font-weight-asian="normal" style:font-size-complex="14pt" style:font-weight-complex="normal"/>
    </style:style>
    <style:style style:name="P15" style:family="paragraph" style:parent-style-name="Standard" style:list-style-name="L6">
      <style:text-properties style:font-name="Chilanka" fo:font-size="14pt" style:text-underline-style="none" fo:font-weight="normal" officeooo:rsid="000cc8f7" officeooo:paragraph-rsid="000cc8f7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Chilanka" fo:font-size="14pt" style:text-underline-style="none" fo:font-weight="normal" officeooo:rsid="000cc8f7" officeooo:paragraph-rsid="000cc8f7" style:font-size-asian="12.25pt" style:font-weight-asian="normal" style:font-size-complex="14pt" style:font-weight-complex="normal"/>
    </style:style>
    <style:style style:name="P17" style:family="paragraph" style:parent-style-name="Standard" style:list-style-name="L7">
      <style:text-properties style:font-name="Chilanka" fo:font-size="14pt" style:text-underline-style="none" fo:font-weight="normal" officeooo:rsid="000cc8f7" officeooo:paragraph-rsid="000cc8f7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 officeooo:rsid="00068cb6"/>
    </style:style>
    <style:style style:name="T2" style:family="text">
      <style:text-properties officeooo:rsid="0009b5c6"/>
    </style:style>
    <style:style style:name="T3" style:family="text">
      <style:text-properties officeooo:rsid="000abd77"/>
    </style:style>
    <style:style style:name="T4" style:family="text">
      <style:text-properties officeooo:rsid="000b61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Les boucles</text:span></text:p>
      <text:p text:style-name="P2">1 :</text:p>
      <text:list xml:id="list4294790479" text:style-name="L1">
        <text:list-item>
          <text:p text:style-name="P3">Variables</text:p>
          <text:list>
            <text:list-item>
              <text:p text:style-name="P3">a : Entier</text:p>
            </text:list-item>
          </text:list>
        </text:list-item>
        <text:list-item>
          <text:p text:style-name="P3">Début</text:p>
          <text:list>
            <text:list-item>
              <text:p text:style-name="P3">a prend la valeur 0</text:p>
            </text:list-item>
            <text:list-item>
              <text:p text:style-name="P3">Afficher « Donner un nombre compris entre 1 et 3 »</text:p>
            </text:list-item>
          </text:list>
        </text:list-item>
        <text:list-item>
          <text:p text:style-name="P3">TantQue (a&lt;1 OU a&gt;3)</text:p>
        </text:list-item>
        <text:list-item>
          <text:p text:style-name="P3">Lire a</text:p>
          <text:list>
            <text:list-item>
              <text:p text:style-name="P3">Si (a&lt;1 OU a&gt;3) Alors</text:p>
            </text:list-item>
            <text:list-item>
              <text:p text:style-name="P3">Afficher « saisie erronée. Recommencez. »</text:p>
            </text:list-item>
            <text:list-item>
              <text:p text:style-name="P3">FinSi</text:p>
            </text:list-item>
          </text:list>
        </text:list-item>
        <text:list-item>
          <text:p text:style-name="P3">FinTantQue</text:p>
        </text:list-item>
        <text:list-item>
          <text:p text:style-name="P3">Fin</text:p>
        </text:list-item>
      </text:list>
      <text:p text:style-name="P4">2 :</text:p>
      <text:list xml:id="list502657144" text:style-name="L2">
        <text:list-item>
          <text:p text:style-name="P5">Vairable</text:p>
          <text:list>
            <text:list-item>
              <text:p text:style-name="P5">a : Entier</text:p>
            </text:list-item>
          </text:list>
        </text:list-item>
        <text:list-item>
          <text:p text:style-name="P5">Début</text:p>
          <text:list>
            <text:list-item>
              <text:p text:style-name="P5">a prend la valeur 0</text:p>
            </text:list-item>
            <text:list-item>
              <text:p text:style-name="P5">Afficher « Noter un nombre compris entre 10 et 20 »</text:p>
            </text:list-item>
          </text:list>
        </text:list-item>
        <text:list-item>
          <text:p text:style-name="P5">TantQue (a&lt;10 OU a&gt;20)</text:p>
        </text:list-item>
        <text:list-item>
          <text:p text:style-name="P5">Lire a</text:p>
          <text:list>
            <text:list-item>
              <text:p text:style-name="P5">Si (a&gt;10) Alors</text:p>
            </text:list-item>
            <text:list-item>
              <text:p text:style-name="P5">Afficher « Plus Grand ! »</text:p>
            </text:list-item>
            <text:list-item>
              <text:p text:style-name="P5">Si (a&gt;20) Alors</text:p>
            </text:list-item>
            <text:list-item>
              <text:p text:style-name="P5">Afficher « Plus Petit ! »</text:p>
            </text:list-item>
            <text:list-item>
              <text:p text:style-name="P5">FinSi</text:p>
            </text:list-item>
          </text:list>
        </text:list-item>
        <text:list-item>
          <text:p text:style-name="P5">Fin TantQue</text:p>
        </text:list-item>
        <text:list-item>
          <text:p text:style-name="P5">Fin</text:p>
        </text:list-item>
      </text:list>
      <text:p text:style-name="P6">3 :</text:p>
      <text:list xml:id="list3437056367" text:style-name="L3">
        <text:list-item>
          <text:p text:style-name="P7">Variables</text:p>
          <text:list>
            <text:list-item>
              <text:p text:style-name="P7">a,<text:span text:style-name="T2">b</text:span> : <text:span text:style-name="T2">Entier</text:span></text:p>
            </text:list-item>
          </text:list>
        </text:list-item>
        <text:list-item>
          <text:p text:style-name="P8">Début</text:p>
          <text:list>
            <text:list-item>
              <text:p text:style-name="P8">Afficher « Écrire un nombre : »</text:p>
            </text:list-item>
            <text:list-item>
              <text:p text:style-name="P8">Lire a</text:p>
            </text:list-item>
            <text:list-item>
              <text:p text:style-name="P8">b prend la valeur a+10</text:p>
            </text:list-item>
            <text:list-item>
              <text:p text:style-name="P8">Afficher « Les 10 nombres suivant sont : »</text:p>
            </text:list-item>
          </text:list>
        </text:list-item>
        <text:list-item>
          <text:p text:style-name="P8">TantQue a&lt;b</text:p>
          <text:list>
            <text:list-item>
              <text:p text:style-name="P8">a prend la valeur a+1</text:p>
            </text:list-item>
            <text:list-item>
              <text:p text:style-name="P8">Afficher a</text:p>
            </text:list-item>
          </text:list>
        </text:list-item>
        <text:list-item>
          <text:p text:style-name="P8">FinTantQue</text:p>
        </text:list-item>
        <text:list-item>
          <text:p text:style-name="P8">Fin</text:p>
        </text:list-item>
      </text:list>
      <text:p text:style-name="P9">4 :</text:p>
      <text:list xml:id="list4072137471" text:style-name="L4">
        <text:list-item>
          <text:p text:style-name="P10"><text:soft-page-break/>Variables</text:p>
          <text:list>
            <text:list-item>
              <text:p text:style-name="P10">a, b : Entier</text:p>
            </text:list-item>
          </text:list>
        </text:list-item>
        <text:list-item>
          <text:p text:style-name="P10">Début</text:p>
          <text:list>
            <text:list-item>
              <text:p text:style-name="P10">Afficher « Écrire un nombre : »</text:p>
            </text:list-item>
            <text:list-item>
              <text:p text:style-name="P10">Lire a</text:p>
            </text:list-item>
            <text:list-item>
              <text:p text:style-name="P10">Afficher « <text:span text:style-name="T3">L</text:span>a table de multiplication de ce nombre est : »</text:p>
            </text:list-item>
          </text:list>
        </text:list-item>
        <text:list-item>
          <text:p text:style-name="P10">Pour b prend la valeur 1 à 10</text:p>
          <text:list>
            <text:list-item>
              <text:p text:style-name="P10">Afficher a, « x », b, « = »,a*b</text:p>
            </text:list-item>
            <text:list-item>
              <text:p text:style-name="P10">b Suivant</text:p>
            </text:list-item>
          </text:list>
        </text:list-item>
        <text:list-item>
          <text:p text:style-name="P10">Fin</text:p>
        </text:list-item>
      </text:list>
      <text:p text:style-name="P11">5 :</text:p>
      <text:list xml:id="list1330920815" text:style-name="L5">
        <text:list-item>
          <text:p text:style-name="P12">Variables</text:p>
          <text:list>
            <text:list-item>
              <text:p text:style-name="P12">a, b, <text:span text:style-name="T4">c</text:span> : Entier</text:p>
            </text:list-item>
          </text:list>
        </text:list-item>
        <text:list-item>
          <text:p text:style-name="P12">Début </text:p>
          <text:list>
            <text:list-item>
              <text:p text:style-name="P13">Afficher « Écrire un nombre : »</text:p>
            </text:list-item>
            <text:list-item>
              <text:p text:style-name="P13">Lire a</text:p>
            </text:list-item>
            <text:list-item>
              <text:p text:style-name="P13">c prend la valeur 0</text:p>
            </text:list-item>
          </text:list>
        </text:list-item>
        <text:list-item>
          <text:p text:style-name="P13">Pour b prend la valeur 1 a a</text:p>
          <text:list>
            <text:list-item>
              <text:p text:style-name="P13">b Suivant</text:p>
            </text:list-item>
            <text:list-item>
              <text:p text:style-name="P13">Afficher « la somme est : » </text:p>
            </text:list-item>
            <text:list-item>
              <text:p text:style-name="P13">Afficher c</text:p>
            </text:list-item>
          </text:list>
        </text:list-item>
        <text:list-item>
          <text:p text:style-name="P13">Fin</text:p>
        </text:list-item>
      </text:list>
      <text:p text:style-name="P14">6 :</text:p>
      <text:list xml:id="list2321371174" text:style-name="L6">
        <text:list-item>
          <text:p text:style-name="P15">Variables</text:p>
          <text:list>
            <text:list-item>
              <text:p text:style-name="P15">a, b, c : Entier</text:p>
            </text:list-item>
          </text:list>
        </text:list-item>
        <text:list-item>
          <text:p text:style-name="P15">Début</text:p>
          <text:list>
            <text:list-item>
              <text:p text:style-name="P15">Afficher « Écrire un nombre : »</text:p>
            </text:list-item>
            <text:list-item>
              <text:p text:style-name="P15">Lire a</text:p>
            </text:list-item>
            <text:list-item>
              <text:p text:style-name="P15">c prend la valeur 1</text:p>
            </text:list-item>
            <text:list-item>
              <text:p text:style-name="P15">Afficher « La factorielle de »</text:p>
            </text:list-item>
          </text:list>
        </text:list-item>
        <text:list-item>
          <text:p text:style-name="P15">Pour b prend la valeur 2 à a</text:p>
          <text:list>
            <text:list-item>
              <text:p text:style-name="P15">c prend la valeur c*b</text:p>
            </text:list-item>
            <text:list-item>
              <text:p text:style-name="P15">b Suivant</text:p>
            </text:list-item>
          </text:list>
        </text:list-item>
        <text:list-item>
          <text:p text:style-name="P15">Afficher c</text:p>
        </text:list-item>
        <text:list-item>
          <text:p text:style-name="P15">Fin </text:p>
        </text:list-item>
      </text:list>
      <text:p text:style-name="P16">7 :</text:p>
      <text:list xml:id="list1680420996" text:style-name="L7"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4:48:00.014275339</meta:creation-date>
    <dc:date>2022-01-17T16:51:42.713802376</dc:date>
    <meta:editing-duration>PT28M31S</meta:editing-duration>
    <meta:editing-cycles>1</meta:editing-cycles>
    <meta:document-statistic meta:table-count="0" meta:image-count="0" meta:object-count="0" meta:page-count="2" meta:paragraph-count="80" meta:word-count="350" meta:character-count="1254" meta:non-whitespace-character-count="1050"/>
    <meta:generator>LibreOffice/6.4.7.2$Linux_X86_64 LibreOffice_project/40$Build-2</meta:generator>
  </office:meta>
</office:document-meta>
</file>